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AB000001149C1B46C2.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font-name-asian="TimesNewRomanPSMT" style:font-name-complex="TimesNewRomanPSMT"/>
    </style:style>
    <style:style style:name="P2"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1"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3" style:family="paragraph" style:parent-style-name="Standard">
      <style:text-properties style:use-window-font-color="true" style:font-name-asian="Helvetica" style:font-name-complex="Helvetica"/>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style:font-name-asian="TimesNewRomanPSMT" style:font-size-asian="12pt" style:font-name-complex="TimesNewRomanPSMT" style:font-size-complex="12pt"/>
    </style:style>
    <style:style style:name="P17" style:family="paragraph" style:parent-style-name="Standard">
      <style:text-properties fo:font-weight="normal" style:font-weight-asian="normal" style:font-weight-complex="normal"/>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1" style:family="paragraph" style:parent-style-name="Table_20_Contents">
      <style:paragraph-properties fo:margin-top="0cm" fo:margin-bottom="0cm"/>
    </style:style>
    <style:style style:name="P22" style:family="paragraph" style:parent-style-name="Standard">
      <style:text-properties style:use-window-font-color="true" style:font-name-asian="TimesNewRomanPSMT" style:font-name-complex="TimesNewRomanPSMT"/>
    </style:style>
    <style:style style:name="P23" style:family="paragraph" style:parent-style-name="Standard" style:list-style-name="L1"/>
    <style:style style:name="P24" style:family="paragraph" style:parent-style-name="Heading_20_1">
      <style:text-properties style:font-name="Arial"/>
    </style:style>
    <style:style style:name="P25" style:family="paragraph" style:parent-style-name="Heading_20_1">
      <style:text-properties style:font-name="Arial" fo:font-size="16pt" style:font-size-asian="16pt" style:font-size-complex="16pt"/>
    </style:style>
    <style:style style:name="P26" style:family="paragraph" style:parent-style-name="Heading_20_1" style:master-page-name="First_20_Page">
      <style:paragraph-properties style:page-number="auto"/>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Arial"/>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style:font-name-asian="Helvetica" style:font-name-complex="Helvetica"/>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style:font-name-asian="TimesNewRomanPSMT" style:font-size-asian="12pt" style:font-name-complex="TimesNewRomanPSMT" style:font-size-complex="12pt"/>
    </style:style>
    <style:style style:name="T10"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1" style:family="text">
      <style:text-properties style:use-window-font-color="true" fo:font-size="12pt" style:font-name-asian="Helvetica" style:font-size-asian="12pt" style:font-name-complex="Helvetica" style:font-size-complex="12pt"/>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TimesNewRomanPSMT" style:font-name-complex="TimesNewRomanPSMT"/>
    </style:style>
    <style:style style:name="T16" style:family="text">
      <style:text-properties style:font-name-asian="Helvetica" style:font-name-complex="Helvetica"/>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5553119857088" text:id="ct105553119857088">
          <text:deletion>
            <office:change-info>
              <dc:creator>D Harris</dc:creator>
              <dc:date>2015-02-09T00:24:00</dc:date>
            </office:change-info>
            <text:p text:style-name="Standard">-</text:p>
          </text:deletion>
        </text:changed-region>
        <text:changed-region xml:id="ct105553122018944" text:id="ct105553122018944">
          <text:insertion>
            <office:change-info>
              <dc:creator>D Harris</dc:creator>
              <dc:date>2015-02-09T00:24:00</dc:date>
            </office:change-info>
          </text:insertion>
        </text:changed-region>
        <text:changed-region xml:id="ct105553119864960" text:id="ct105553119864960">
          <text:deletion>
            <office:change-info>
              <dc:creator>D Harris</dc:creator>
              <dc:date>2015-02-09T00:24:00</dc:date>
            </office:change-info>
            <text:p text:style-name="P1">-</text:p>
          </text:deletion>
        </text:changed-region>
        <text:changed-region xml:id="ct105553121970752" text:id="ct105553121970752">
          <text:insertion>
            <office:change-info>
              <dc:creator>D Harris</dc:creator>
              <dc:date>2015-02-09T0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text:change text:change-id="ct105553119857088"/><text:change-start text:change-id="ct105553122018944"/> <text:change-end text:change-id="ct105553122018944"/>CAN nodes can be connected by cables to form a linear CAN bus with optional short <text:span text:style-name="T5">stubs. <text:s/>OpenLCB</text:span><text:change text:change-id="ct105553119864960"/><text:change-start text:change-id="ct105553121970752"/><text:span text:style-name="T5"> </text:span><text:change-end text:change-id="ct105553121970752"/><text:span text:style-name="T5">CAN nodes generally have two RJ45 modular connectors and can be daisy-chained together with suitable computer-network (“Ethernet”) cables. A CAN terminator is installed by the user at each end of the main bus. </text:span></text:p>
      <text:p text:style-name="P13">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5">In this document</text:span><text:span text:style-name="T16"> </text:span></text:p>
      <text:list xml:id="list5183272099157041062" text:style-name="L1">
        <text:list-item>
          <text:p text:style-name="P23"><text:span text:style-name="T5">“RJ45” refers to the miniature 8 position unkeyed plug and jack defined in sections Section 6.1.1.3 <text:s/>and Section 6.1.1.4, respectively, of the TIA-968-A specification.</text:span><text:span text:style-name="T6"> </text:span></text:p>
        </text:list-item>
        <text:list-item>
          <text:p text:style-name="P23"><text:span text:style-name="T5">“UTP” refers to CAT-3 or better cable as defined in TIA/EIA-568-B or the successor TIA/EIA- 568-C.</text:span><text:span text:style-name="T6"> </text:span><text:span text:style-name="T6">This specifically includes CAT-5e cable.</text:span></text:p>
        </text:list-item>
        <text:list-item>
          <text:p text:style-name="P23">“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6"> </text:span></text:p>
      <text:h text:style-name="Heading_20_1" text:outline-level="1">Physical Interconnection (Normative)</text:h>
      <text:p text:style-name="Standard">CAN connections between nodes shall be made using UTP cable. T<text:span text:style-name="T9">here shall be a RJ45 plug on the cable and RJ45 jack on the node unless the cable is permanently attached to the node.</text:span></text:p>
      <text:p text:style-name="P16"/>
      <text:p text:style-name="P20">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21"><text:span text:style-name="T10">TIA/EIA-568-A<text:line-break/></text:span><text:span text:style-name="T8">(Informative)</text:span><text:span text:style-name="T7"> </text:span></text:p>
          </table:table-cell>
          <table:table-cell table:style-name="Table2.D1" office:value-type="string">
            <text:p text:style-name="P21"><text:span text:style-name="T10">TIA/EIA-568-B<text:line-break/></text:span><text:span text:style-name="T8">(Informative) </text:span></text:p>
          </table:table-cell>
        </table:table-row>
        <table:table-row>
          <table:table-cell table:style-name="Table2.A2" office:value-type="float" office:value="1">
            <text:p text:style-name="P21">1</text:p>
          </table:table-cell>
          <table:table-cell table:style-name="Table2.B2" office:value-type="string">
            <text:p text:style-name="P21">CAN_H</text:p>
          </table:table-cell>
          <table:table-cell table:style-name="Table2.B2" office:value-type="string">
            <text:p text:style-name="P21">white/green</text:p>
          </table:table-cell>
          <table:table-cell table:style-name="Table2.D2" office:value-type="string">
            <text:p text:style-name="P21">white/orange</text:p>
          </table:table-cell>
        </table:table-row>
        <table:table-row>
          <table:table-cell table:style-name="Table2.A2" office:value-type="float" office:value="2">
            <text:p text:style-name="P21">2</text:p>
          </table:table-cell>
          <table:table-cell table:style-name="Table2.B2" office:value-type="string">
            <text:p text:style-name="P21">CAN_L</text:p>
          </table:table-cell>
          <table:table-cell table:style-name="Table2.B2" office:value-type="string">
            <text:p text:style-name="P21">green</text:p>
          </table:table-cell>
          <table:table-cell table:style-name="Table2.D2" office:value-type="string">
            <text:p text:style-name="P21">orange</text:p>
          </table:table-cell>
        </table:table-row>
        <table:table-row>
          <table:table-cell table:style-name="Table2.A2" office:value-type="float" office:value="3">
            <text:p text:style-name="P21">3</text:p>
          </table:table-cell>
          <table:table-cell table:style-name="Table2.B2" office:value-type="string">
            <text:p text:style-name="P21">CAN_GND</text:p>
          </table:table-cell>
          <table:table-cell table:style-name="Table2.B2" office:value-type="string">
            <text:p text:style-name="P21">white/orange</text:p>
          </table:table-cell>
          <table:table-cell table:style-name="Table2.D2" office:value-type="string">
            <text:p text:style-name="P21">white/green</text:p>
          </table:table-cell>
        </table:table-row>
        <table:table-row>
          <table:table-cell table:style-name="Table2.A2" office:value-type="float" office:value="4">
            <text:p text:style-name="P21">4</text:p>
          </table:table-cell>
          <table:table-cell table:style-name="Table2.B2" office:value-type="string">
            <text:p text:style-name="P21">reserved</text:p>
          </table:table-cell>
          <table:table-cell table:style-name="Table2.B2" office:value-type="string">
            <text:p text:style-name="P21">blue</text:p>
          </table:table-cell>
          <table:table-cell table:style-name="Table2.D2" office:value-type="string">
            <text:p text:style-name="P21">blue</text:p>
          </table:table-cell>
        </table:table-row>
        <table:table-row>
          <table:table-cell table:style-name="Table2.A2" office:value-type="float" office:value="5">
            <text:p text:style-name="P21">5</text:p>
          </table:table-cell>
          <table:table-cell table:style-name="Table2.B2" office:value-type="string">
            <text:p text:style-name="P21">reserved</text:p>
          </table:table-cell>
          <table:table-cell table:style-name="Table2.B2" office:value-type="string">
            <text:p text:style-name="P21">white/blue</text:p>
          </table:table-cell>
          <table:table-cell table:style-name="Table2.D2" office:value-type="string">
            <text:p text:style-name="P21">white/blue</text:p>
          </table:table-cell>
        </table:table-row>
        <table:table-row>
          <table:table-cell table:style-name="Table2.A2" office:value-type="float" office:value="6">
            <text:p text:style-name="P21">6</text:p>
          </table:table-cell>
          <table:table-cell table:style-name="Table2.B2" office:value-type="string">
            <text:p text:style-name="P21">CAN_SHIELD</text:p>
          </table:table-cell>
          <table:table-cell table:style-name="Table2.B2" office:value-type="string">
            <text:p text:style-name="P21">orange</text:p>
          </table:table-cell>
          <table:table-cell table:style-name="Table2.D2" office:value-type="string">
            <text:p text:style-name="P21">green</text:p>
          </table:table-cell>
        </table:table-row>
        <table:table-row>
          <table:table-cell table:style-name="Table2.A2" office:value-type="float" office:value="7">
            <text:p text:style-name="P21">7</text:p>
          </table:table-cell>
          <table:table-cell table:style-name="Table2.B2" office:value-type="string">
            <text:p text:style-name="P21">PWR_NEG</text:p>
          </table:table-cell>
          <table:table-cell table:style-name="Table2.B2" office:value-type="string">
            <text:p text:style-name="P21">white/brown</text:p>
          </table:table-cell>
          <table:table-cell table:style-name="Table2.D2" office:value-type="string">
            <text:p text:style-name="P21">white/brown</text:p>
          </table:table-cell>
        </table:table-row>
        <table:table-row>
          <table:table-cell table:style-name="Table2.A2" office:value-type="float" office:value="8">
            <text:p text:style-name="P21">8</text:p>
          </table:table-cell>
          <table:table-cell table:style-name="Table2.B2" office:value-type="string">
            <text:p text:style-name="P21">PWR_POS</text:p>
          </table:table-cell>
          <table:table-cell table:style-name="Table2.B2" office:value-type="string">
            <text:p text:style-name="P21">brown</text:p>
          </table:table-cell>
          <table:table-cell table:style-name="Table2.D2" office:value-type="string">
            <text:p text:style-name="P21">brown</text:p>
          </table:table-cell>
        </table:table-row>
      </table:table>
      <text:p text:style-name="P12"/>
      <text:p text:style-name="P12"/>
      <text:p text:style-name="P17"><draw:frame draw:style-name="fr1" draw:name="Frame1" text:anchor-type="paragraph" svg:width="9.927cm" draw:z-index="5"><draw:text-box fo:min-height="6.403cm"><text:p text:style-name="Figure"><draw:frame draw:style-name="fr3" draw:name="graphics1" text:anchor-type="paragraph" svg:x="0.004cm" svg:y="0.002cm" svg:width="9.927cm" style:rel-width="100%" svg:height="6.403cm" style:rel-height="scale" draw:z-index="6"><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9">Voltages of up to 100 volts AC or either polarity DC on the reserved conductors 4 and 5 shall not damage the node nor prevent normal operation of the node.</text:span><text:span text:style-name="T11"> </text:span></text:p>
      <text:p text:style-name="Standard">Voltages of up to 27 volts AC or either polarity DC on the PWR_NEG / PWR_POS conductors shall not permanently damage the node.</text:p>
      <text:h text:style-name="P24" text:outline-level="1"><text:span text:style-name="T19">Data Transport (Normative)</text:span><text:span text:style-name="T18"> </text:span></text:h>
      <text:p text:style-name="P15">Data shall be transferred using a CAN signal at 125kbps and CAN frame protocol. </text:p>
      <text:p text:style-name="P14">Any devices providing bus termination shall conform to CAN requirements for that termination. </text:p>
      <text:p text:style-name="Standard"><text:span text:style-name="T7">A node may, but is not required to, provide </text:span><text:span text:style-name="T7">a method for bus termination as part of the node. If so, there shall be a user-accessible method for enabling and disabling the termination, and the node shall be shipped from the original manufacturer with the termination disabled.</text:span></text:p>
      <text:h text:style-name="P25"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5"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9"/>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Physical Interconnection (Normative)<text:tab/>1</text:p>
          <text:p text:style-name="P27"><text:s/>5 Data Transport (Normative) <text:tab/>3</text:p>
          <text:p text:style-name="P27"><text:s/>6 Supply of Power (Normative) <text:tab/>3</text:p>
          <text:p text:style-name="P27"><text:s/>7 Consumption of Power (Normative) <text:tab/>3</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27cm" fo:margin-left="0.333cm" fo:margin-right="0.049cm" table:align="margins" style:writing-mode="lr-tb"/>
    </style:style>
    <style:style style:name="Table1.A" style:family="table-column">
      <style:table-column-properties style:column-width="8.543cm" style:rel-column-width="34713*"/>
    </style:style>
    <style:style style:name="Table1.B" style:family="table-column">
      <style:table-column-properties style:column-width="0.155cm" style:rel-column-width="630*"/>
    </style:style>
    <style:style style:name="Table1.C" style:family="table-column">
      <style:table-column-properties style:column-width="4.09cm" style:rel-column-width="16622*"/>
    </style:style>
    <style:style style:name="Table1.D" style:family="table-column">
      <style:table-column-properties style:column-width="3.339cm" style:rel-column-width="1357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ab-stops>
          <style:tab-stop style:position="0cm" style:type="center"/>
          <style:tab-stop style:position="15.24cm"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Arial"/>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14T22:10:06">Feb 14, 2015</text:date></text:span></text:span></text:p>
      </style:footer>
    </style:master-page>
    <style:master-page style:name="First_20_Page" style:display-name="First Page" style:page-layout-name="Mpm2" style:next-style-name="Standard">
      <style:header>
        <text:tracked-changes>
          <text:changed-region xml:id="ct105553121949824" text:id="ct105553121949824">
            <text:format-change>
              <office:change-info>
                <dc:creator>D Harris</dc:creator>
                <dc:date>2015-02-09T00:22:00</dc:date>
              </office:change-info>
            </text:format-change>
          </text:changed-region>
          <text:changed-region xml:id="ct105553124002432" text:id="ct105553124002432">
            <text:deletion>
              <office:change-info>
                <dc:creator>D Harris</dc:creator>
                <dc:date>2015-02-09T00:22:00</dc:date>
              </office:change-info>
              <text:p text:style-name="MP9">OpenLCB-</text:p>
            </text:deletion>
          </text:changed-region>
          <text:changed-region xml:id="ct105553119818496" text:id="ct105553119818496">
            <text:format-change>
              <office:change-info>
                <dc:creator>D Harris</dc:creator>
                <dc:date>2015-02-09T00:22:00</dc:date>
              </office:change-info>
            </text:format-change>
          </text:changed-region>
          <text:changed-region xml:id="ct105553121979200" text:id="ct105553121979200">
            <text:deletion>
              <office:change-info>
                <dc:creator>D Harris</dc:creator>
                <dc:date>2015-02-13T01:24:00</dc:date>
              </office:change-info>
              <text:p text:style-name="MP9"><text:line-break/></text:p>
            </text:deletion>
          </text:changed-region>
          <text:changed-region xml:id="ct105553119833280" text:id="ct105553119833280">
            <text:insertion>
              <office:change-info>
                <dc:creator>D Harris</dc:creator>
                <dc:date>2015-02-13T01:24:00</dc:date>
              </office:change-info>
            </text:insertion>
          </text:changed-region>
          <text:changed-region xml:id="ct105553119889536" text:id="ct105553119889536">
            <text:format-change>
              <office:change-info>
                <dc:creator>D Harris</dc:creator>
                <dc:date>2015-02-09T00:22:00</dc:date>
              </office:change-info>
            </text:format-change>
          </text:changed-region>
          <text:changed-region xml:id="ct105553119846912" text:id="ct105553119846912">
            <text:format-change>
              <office:change-info>
                <dc:creator>D Harris</dc:creator>
                <dc:date>2015-02-09T00:22:00</dc:date>
              </office:change-info>
            </text:format-change>
          </text:changed-region>
          <text:changed-region xml:id="ct105553121945984" text:id="ct105553121945984">
            <text:format-change>
              <office:change-info>
                <dc:creator>D Harris</dc:creator>
                <dc:date>2015-02-09T00:22:00</dc:date>
              </office:change-info>
            </text:format-change>
          </text:changed-region>
        </text:tracked-changes>
        <text:p text:style-name="MP5"><draw:frame draw:style-name="Mfr1" draw:name="graphics2" text:anchor-type="paragraph" svg:x="0.908cm" svg:y="1.639cm" svg:width="7.107cm" svg:height="2.517cm" draw:z-index="4"><draw:image xlink:href="Pictures/10000000000001310000006C5D84F6CA.png" xlink:type="simple" xlink:show="embed" xlink:actuate="onLoad"/></draw:frame><draw:custom-shape text:anchor-type="char" draw:z-index="0" draw:name="PowerPlusWaterMarkObject1" draw:style-name="Mgr1" draw:text-style-name="MP3" svg:width="16.627cm" svg:height="6.651cm" draw:transform="skewX (-6.73624118882306E-017) rotate (0.7853981633973) translate (0.0246944444444444cm 13.288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text:change-start text:change-id="ct105553121949824"/>OpenLCB Standard<text:change-end text:change-id="ct1055531219498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text:change text:change-id="ct105553124002432"/><text:change-start text:change-id="ct105553119818496"/>CAN<text:change-end text:change-id="ct105553119818496"/><text:change text:change-id="ct105553121979200"/><text:change-start text:change-id="ct105553119833280"/> <text:change-end text:change-id="ct105553119833280"/><text:change-start text:change-id="ct105553119889536"/>Physical Layer <text:change-end text:change-id="ct10555311988953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105553119846912"/><text:span text:style-name="Page_20_Number"><text:span text:style-name="MT3"><text:date style:data-style-name="N75" text:date-value="2015-02-14T22:10:06">Feb 14, 2015</text:date></text:span></text:span><text:change-end text:change-id="ct105553119846912"/></text:p>
            </table:table-cell>
            <table:table-cell table:style-name="Table1.C1" office:value-type="string">
              <text:p text:style-name="MP11"><text:change-start text:change-id="ct105553121945984"/>Preliminary<text:change-end text:change-id="ct105553121945984"/></text:p>
            </table:table-cell>
          </table:table-row>
        </table:table>
        <text:p text:style-name="Header"/>
      </style:header>
      <style:footer>
        <text:p text:style-name="MP12"><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75" text:date-value="2015-02-14T22:10:06">Feb 14,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Standard</dc:title>
    <meta:initial-creator>Alex Shepherd</meta:initial-creator>
    <meta:creation-date>2009-01-22T07:11:27</meta:creation-date>
    <meta:editing-cycles>117</meta:editing-cycles>
    <meta:editing-duration>P1DT16H18M26S</meta:editing-duration>
    <meta:generator>OpenOffice/4.1.1$Unix OpenOffice.org_project/411m6$Build-9775</meta:generator>
    <dc:date>2015-02-14T22:10:06</dc:date>
    <dc:creator>D Harris</dc:creator>
    <meta:printed-by>Bob Jacobsen</meta:printed-by>
    <meta:print-date>2011-07-19T15:41:40</meta:print-date>
    <meta:keyword>OpenLCB-CAN Physical Layer</meta:keyword>
    <meta:document-statistic meta:table-count="2" meta:image-count="2" meta:object-count="0" meta:page-count="4" meta:paragraph-count="87" meta:word-count="921" meta:character-count="5444"/>
  </office:meta>
</office:document-meta>
</file>